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1a1" officeooo:paragraph-rsid="001401a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401a1" officeooo:paragraph-rsid="001401a1" style:font-weight-asian="bold" style:font-weight-complex="bold"/>
    </style:style>
    <style:style style:name="P4" style:family="paragraph" style:parent-style-name="Standard">
      <style:text-properties fo:font-weight="bold" officeooo:rsid="00146d5e" officeooo:paragraph-rsid="00146d5e" style:font-weight-asian="bold" style:font-weight-complex="bold"/>
    </style:style>
    <style:style style:name="P5" style:family="paragraph" style:parent-style-name="Standard">
      <style:text-properties fo:font-weight="normal" officeooo:rsid="00146d5e" officeooo:paragraph-rsid="00146d5e" style:font-weight-asian="normal" style:font-weight-complex="normal"/>
    </style:style>
    <style:style style:name="P6" style:family="paragraph" style:parent-style-name="Standard">
      <style:text-properties fo:font-weight="normal" officeooo:rsid="00146d5e" officeooo:paragraph-rsid="00149f87" style:font-weight-asian="normal" style:font-weight-complex="normal"/>
    </style:style>
    <style:style style:name="P7" style:family="paragraph" style:parent-style-name="Standard">
      <style:text-properties officeooo:rsid="00146d5e" officeooo:paragraph-rsid="00146d5e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46d5e" officeooo:paragraph-rsid="00146d5e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401a1" officeooo:paragraph-rsid="001401a1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49f87" officeooo:paragraph-rsid="00149f87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149f87" officeooo:paragraph-rsid="00149f87" style:font-weight-asian="normal" style:font-weight-complex="normal"/>
    </style:style>
    <style:style style:name="T1" style:family="text">
      <style:text-properties officeooo:rsid="001401a1"/>
    </style:style>
    <style:style style:name="T2" style:family="text">
      <style:text-properties officeooo:rsid="00149f8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9f8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 PWEB (que es javascript)</text:p>
      <text:p text:style-name="Standard"/>
      <text:p text:style-name="Standard">- Investigar inyeccion de dependencias</text:p>
      <text:p text:style-name="Standard">- relacion de la inyeccion de dependencias con el objeto document y window</text:p>
      <text:p text:style-name="Standard"/>
      <text:p text:style-name="Standard"/>
      <text:p text:style-name="P10"><text:span text:style-name="T1">D</text:span>iferencias entre const, let y var: </text:p>
      <text:p text:style-name="Standard"/>
      <text:p text:style-name="Standard">let: se puede cambiar con respecto al tiempo</text:p>
      <text:p text:style-name="Standard">const: es una constante, por lo tanto no se puede cambiar luego de ser declarado</text:p>
      <text:p text:style-name="Standard"/>
      <text:p text:style-name="Standard">var: (es un bichito feo xd) esta desfasado, comparte contexto a nivel global. </text:p>
      <text:p text:style-name="Standard"/>
      <text:p text:style-name="Standard"><text:tab/>Ejemplo: </text:p>
      <text:p text:style-name="Standard"><text:tab/><text:tab/>if(condition) {</text:p>
      <text:p text:style-name="Standard"><text:tab/><text:tab/><text:tab/>int a = 2;</text:p>
      <text:p text:style-name="Standard"><text:tab/><text:tab/>}</text:p>
      <text:p text:style-name="Standard"><text:tab/><text:tab/></text:p>
      <text:p text:style-name="Standard"><text:tab/><text:tab/>sysout(a);<text:tab/></text:p>
      <text:p text:style-name="Standard"/>
      <text:p text:style-name="Standard"/>
      <text:p text:style-name="Standard">en este caso, a si se imprimiria al usar var. </text:p>
      <text:p text:style-name="Standard"/>
      <text:p text:style-name="Standard"/>
      <text:p text:style-name="P1">Es buena practica siempre usar const, a no se que se necesite cambiar luego la variable, en ese caso usar let.</text:p>
      <text:p text:style-name="P1"/>
      <text:p text:style-name="P1"/>
      <text:p text:style-name="P7">Javascript trabaja sus variables por referencia, por lo tanto la variable almacena el espacio de memoria en donde se guardan las variables. </text:p>
      <text:p text:style-name="P1"/>
      <text:p text:style-name="P9">Value vs null vs undefined:</text:p>
      <text:p text:style-name="P3"/>
      <text:p text:style-name="P5">analogia para entenderlos:</text:p>
      <text:p text:style-name="P3"/>
      <text:p text:style-name="P5">value: el papel tiene papel</text:p>
      <text:p text:style-name="P5">null: solo el rollito, sin papel</text:p>
      <text:p text:style-name="P5">undefined: no esta ni el rollito, no hay nada </text:p>
      <text:p text:style-name="P5"/>
      <text:p text:style-name="P5"/>
      <text:p text:style-name="P8">JSON:</text:p>
      <text:p text:style-name="P4"/>
      <text:p text:style-name="P5">Es clave-valor.</text:p>
      <text:p text:style-name="P5">Es un estandar de comunicacion.</text:p>
      <text:p text:style-name="P5"/>
      <text:p text:style-name="P5">Al escribir en un json si es necesario las comillas “” en las claves, al escribir en un archivo javascript no se necesitan las comillas.</text:p>
      <text:p text:style-name="P5"/>
      <text:p text:style-name="P5"/>
      <text:p text:style-name="P8"><text:soft-page-break/>Funciones: </text:p>
      <text:p text:style-name="P4"/>
      <text:p text:style-name="P5">Funciones literales vs anonimas: </text:p>
      <text:p text:style-name="P5"/>
      <text:p text:style-name="P5"><text:span text:style-name="T3">funcion literal: </text:span>funcion normalita como la conocemos</text:p>
      <text:p text:style-name="P5"/>
      <text:p text:style-name="P5"><text:tab/>ej: <text:s/></text:p>
      <text:p text:style-name="P5"><text:tab/><text:tab/><text:tab/></text:p>
      <text:p text:style-name="P5"><text:tab/><text:tab/>function a () {</text:p>
      <text:p text:style-name="P5"><text:tab/><text:tab/><text:tab/><text:span text:style-name="T2">function body</text:span></text:p>
      <text:p text:style-name="P5"><text:tab/><text:tab/>}</text:p>
      <text:p text:style-name="P5"/>
      <text:p text:style-name="P5"/>
      <text:p text:style-name="P5"><text:span text:style-name="T3">funcion anonima: </text:span><text:span text:style-name="T2">pueden guardarse en varibales, ya que en js todo es un objeto</text:span></text:p>
      <text:p text:style-name="P5"/>
      <text:p text:style-name="P5"><text:tab/><text:span text:style-name="T2">ej: </text:span></text:p>
      <text:p text:style-name="P5"><text:tab/><text:tab/><text:span text:style-name="T2">const b = function () {</text:span></text:p>
      <text:p text:style-name="P5"><text:tab/><text:tab/><text:tab/><text:tab/><text:span text:style-name="T2">function body</text:span></text:p>
      <text:p text:style-name="P5"><text:tab/><text:tab/><text:tab/><text:span text:style-name="T2">}</text:span></text:p>
      <text:p text:style-name="P5"/>
      <text:p text:style-name="P5"><text:tab/><text:tab/></text:p>
      <text:p text:style-name="P5"/>
      <text:p text:style-name="P5"><text:tab/><text:span text:style-name="T4">funciones flecha: </text:span><text:span text:style-name="T2">es una abreviatura de una funcion anonima</text:span></text:p>
      <text:p text:style-name="P5"><text:tab/><text:tab/></text:p>
      <text:p text:style-name="P5"><text:tab/><text:tab/><text:span text:style-name="T2">ej: </text:span></text:p>
      <text:p text:style-name="P5"><text:tab/><text:tab/><text:tab/></text:p>
      <text:p text:style-name="P6"><text:tab/><text:tab/><text:tab/><text:span text:style-name="T2">const a = () =&gt; {</text:span></text:p>
      <text:p text:style-name="P6"><text:span text:style-name="T2"><text:tab/><text:tab/><text:tab/><text:tab/><text:tab/>function body</text:span></text:p>
      <text:p text:style-name="P6"><text:span text:style-name="T2"><text:tab/><text:tab/><text:tab/><text:tab/>}</text:span></text:p>
      <text:p text:style-name="P6"/>
      <text:p text:style-name="P6"/>
      <text:p text:style-name="P6"><text:tab/><text:tab/></text:p>
      <text:p text:style-name="P6"><text:tab/><text:tab/><text:span text:style-name="T2">ejemplo en practica: </text:span></text:p>
      <text:p text:style-name="P6"><text:tab/></text:p>
      <text:p text:style-name="P6"/>
      <text:p text:style-name="P6"><text:tab/><text:tab/><text:span text:style-name="T2">(a, b) =&gt; {return a + b;}</text:span></text:p>
      <text:p text:style-name="P6"/>
      <text:p text:style-name="P6"/>
      <text:p text:style-name="P6"><text:tab/><text:tab/><text:span text:style-name="T2">comprimiendo la funcion: </text:span></text:p>
      <text:p text:style-name="P6"><text:tab/><text:tab/></text:p>
      <text:p text:style-name="P6"><text:tab/><text:tab/><text:span text:style-name="T2">(a, b) =&gt; a + b; <text:s text:c="5"/>(no se necesitan las llaves, si no que solo ponemos lo que retornara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Promesas:</text:p>
      <text:p text:style-name="P11"/>
      <text:p text:style-name="P12">procesamiento asincrono.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4:20:18.296298469</meta:creation-date>
    <dc:date>2023-09-26T14:54:52.286054945</dc:date>
    <meta:editing-duration>PT3M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55" meta:word-count="286" meta:character-count="1673" meta:non-whitespace-character-count="1346"/>
  </office:meta>
</office:document-meta>
</file>